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20pt" fo:language="ru" fo:country="RU" fo:font-weight="normal" officeooo:rsid="00092bb0" officeooo:paragraph-rsid="00092bb0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normal" officeooo:rsid="00092bb0" officeooo:paragraph-rsid="00092bb0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0pt" fo:language="ru" fo:country="RU" fo:font-weight="normal" officeooo:rsid="00092bb0" officeooo:paragraph-rsid="00092bb0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margin-left="0cm" fo:text-align="end" style:justify-single-word="false" fo:text-indent="0cm" style:auto-text-indent="false"/>
      <style:text-properties fo:font-size="20pt" fo:language="ru" fo:country="RU" fo:font-weight="normal" officeooo:rsid="00092bb0" officeooo:paragraph-rsid="00092bb0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margin-left="0cm" fo:text-indent="0cm" style:auto-text-indent="fals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text-align="center" style:justify-single-word="false" fo:break-before="page"/>
      <style:text-properties fo:font-weight="bold" officeooo:rsid="0013772a" officeooo:paragraph-rsid="0013772a" style:font-weight-asian="bold" style:font-weight-complex="bold"/>
    </style:style>
    <style:style style:name="P11" style:family="paragraph" style:parent-style-name="Text_20_body">
      <style:text-properties officeooo:paragraph-rsid="000bcc3f"/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0bcc3f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153602"/>
    </style:style>
    <style:style style:name="P14" style:family="paragraph" style:parent-style-name="Heading_20_2">
      <style:text-properties officeooo:paragraph-rsid="00153602"/>
    </style:style>
    <style:style style:name="P15" style:family="paragraph" style:parent-style-name="Заголовок_20_1_20_без_20_номера">
      <style:text-properties fo:font-weight="bold" officeooo:rsid="00153602" officeooo:paragraph-rsid="00153602" style:font-weight-asian="bold" style:font-weight-complex="bold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13772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чебное учреждение </text:p>
      <text:p text:style-name="P2"/>
      <text:p text:style-name="P2"/>
      <text:p text:style-name="P2">Название документа</text:p>
      <text:p text:style-name="P2"/>
      <text:p text:style-name="P2"/>
      <text:p text:style-name="P2"/>
      <text:p text:style-name="P2"/>
      <text:p text:style-name="P2"/>
      <text:p text:style-name="P3">Выполнил: ФИО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2">г.Долгопрудный, 2025г.</text:p>
      <text:p text:style-name="P5"/>
      <text:p text:style-name="P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666_4021749349" text:style-name="Index_20_Link" text:visited-style-name="Index_20_Link">ВВЕДЕНИЕ<text:tab/>3</text:a></text:p>
          <text:p text:style-name="P7"><text:a xlink:type="simple" xlink:href="#__RefHeading___Toc161_4021749349" text:style-name="Index_20_Link" text:visited-style-name="Index_20_Link">1 Основные направления деятельности<text:tab/>3</text:a></text:p>
          <text:p text:style-name="P8"><text:a xlink:type="simple" xlink:href="#__RefHeading___Toc163_4021749349" text:style-name="Index_20_Link" text:visited-style-name="Index_20_Link">1.1 Экспериментальные исследования<text:tab/>3</text:a></text:p>
          <text:p text:style-name="P9"><text:a xlink:type="simple" xlink:href="#__RefHeading___Toc165_4021749349" text:style-name="Index_20_Link" text:visited-style-name="Index_20_Link">1.1.1 Разработка и проведение экспериментов<text:tab/>3</text:a></text:p>
          <text:p text:style-name="P9"><text:a xlink:type="simple" xlink:href="#__RefHeading___Toc167_4021749349" text:style-name="Index_20_Link" text:visited-style-name="Index_20_Link">1.1.2 Сбор данных<text:tab/>3</text:a></text:p>
          <text:p text:style-name="P8"><text:a xlink:type="simple" xlink:href="#__RefHeading___Toc169_4021749349" text:style-name="Index_20_Link" text:visited-style-name="Index_20_Link">1.2 Анализ данных<text:tab/>3</text:a></text:p>
          <text:p text:style-name="P9"><text:a xlink:type="simple" xlink:href="#__RefHeading___Toc171_4021749349" text:style-name="Index_20_Link" text:visited-style-name="Index_20_Link">1.2.1 Обработка и интерпретация полученных данных<text:tab/>3</text:a></text:p>
          <text:p text:style-name="P9"><text:a xlink:type="simple" xlink:href="#__RefHeading___Toc173_4021749349" text:style-name="Index_20_Link" text:visited-style-name="Index_20_Link">1.2.2 Применение методов моделирования и симуляции<text:tab/>4</text:a></text:p>
          <text:p text:style-name="P8"><text:a xlink:type="simple" xlink:href="#__RefHeading___Toc175_4021749349" text:style-name="Index_20_Link" text:visited-style-name="Index_20_Link">1.3 Разработка и тестирование прототипов<text:tab/>4</text:a></text:p>
          <text:p text:style-name="P9"><text:a xlink:type="simple" xlink:href="#__RefHeading___Toc177_4021749349" text:style-name="Index_20_Link" text:visited-style-name="Index_20_Link">1.3.1 Создание прототипов<text:tab/>4</text:a></text:p>
          <text:p text:style-name="P9"><text:a xlink:type="simple" xlink:href="#__RefHeading___Toc179_4021749349" text:style-name="Index_20_Link" text:visited-style-name="Index_20_Link">1.3.2 Тестирование прототипов<text:tab/>4</text:a></text:p>
          <text:p text:style-name="P8"><text:a xlink:type="simple" xlink:href="#__RefHeading___Toc181_4021749349" text:style-name="Index_20_Link" text:visited-style-name="Index_20_Link">1.4 Подготовка отчётов и презентаций<text:tab/>4</text:a></text:p>
          <text:p text:style-name="P9"><text:a xlink:type="simple" xlink:href="#__RefHeading___Toc183_4021749349" text:style-name="Index_20_Link" text:visited-style-name="Index_20_Link">1.4.1 Оформление результатов исследований<text:tab/>4</text:a></text:p>
          <text:p text:style-name="P9"><text:a xlink:type="simple" xlink:href="#__RefHeading___Toc185_4021749349" text:style-name="Index_20_Link" text:visited-style-name="Index_20_Link">1.4.2 Публикация результатов<text:tab/>4</text:a></text:p>
          <text:p text:style-name="P8"><text:a xlink:type="simple" xlink:href="#__RefHeading___Toc187_4021749349" text:style-name="Index_20_Link" text:visited-style-name="Index_20_Link">1.5 Сотрудничество<text:tab/>5</text:a></text:p>
          <text:p text:style-name="P9"><text:a xlink:type="simple" xlink:href="#__RefHeading___Toc189_4021749349" text:style-name="Index_20_Link" text:visited-style-name="Index_20_Link">1.5.1 Работа в команде<text:tab/>5</text:a></text:p>
          <text:p text:style-name="P9"><text:a xlink:type="simple" xlink:href="#__RefHeading___Toc191_4021749349" text:style-name="Index_20_Link" text:visited-style-name="Index_20_Link">1.5.2 Участие в междисциплинарных проектах<text:tab/>5</text:a></text:p>
          <text:p text:style-name="P7"><text:a xlink:type="simple" xlink:href="#__RefHeading___Toc524_4021749349" text:style-name="Index_20_Link" text:visited-style-name="Index_20_Link">2 Ключевые компетенции специалиста<text:tab/>5</text:a></text:p>
          <text:p text:style-name="P8"><text:a xlink:type="simple" xlink:href="#__RefHeading___Toc526_4021749349" text:style-name="Index_20_Link" text:visited-style-name="Index_20_Link">2.1 Технические навыки<text:tab/>5</text:a></text:p>
          <text:p text:style-name="P8"><text:a xlink:type="simple" xlink:href="#__RefHeading___Toc528_4021749349" text:style-name="Index_20_Link" text:visited-style-name="Index_20_Link">2.2 Личностные качества<text:tab/>5</text:a></text:p>
          <text:p text:style-name="P7"><text:a xlink:type="simple" xlink:href="#__RefHeading___Toc530_4021749349" text:style-name="Index_20_Link" text:visited-style-name="Index_20_Link">3 Сферы применения<text:tab/>6</text:a></text:p>
          <text:p text:style-name="P8"><text:a xlink:type="simple" xlink:href="#__RefHeading___Toc532_4021749349" text:style-name="Index_20_Link" text:visited-style-name="Index_20_Link">3.1 Роль в современном бизнесе<text:tab/>6</text:a></text:p>
          <text:p text:style-name="P8"><text:a xlink:type="simple" xlink:href="#__RefHeading___Toc534_4021749349" text:style-name="Index_20_Link" text:visited-style-name="Index_20_Link">3.2 Перспективы развития<text:tab/>6</text:a></text:p>
          <text:p text:style-name="P7"><text:a xlink:type="simple" xlink:href="#__RefHeading___Toc536_4021749349" text:style-name="Index_20_Link" text:visited-style-name="Index_20_Link">4 Требования к образованию<text:tab/>6</text:a></text:p>
          <text:p text:style-name="P7"><text:a xlink:type="simple" xlink:href="#__RefHeading___Toc538_4021749349" text:style-name="Index_20_Link" text:visited-style-name="Index_20_Link">ЗАКЛЮЧЕНИЕ<text:tab/>7</text:a></text:p>
        </text:index-body>
      </text:table-of-content>
      <text:p text:style-name="P5"/>
      <text:h text:style-name="P10" text:outline-level="1"><text:bookmark-start text:name="__RefHeading___Toc666_4021749349"/>ВВЕДЕНИЕ<text:bookmark-end text:name="__RefHeading___Toc666_4021749349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61_4021749349"/>Основные направления деятельности<text:bookmark-end text:name="__RefHeading___Toc161_4021749349"/></text:h>
      <text:p text:style-name="P1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63_4021749349"/>Экспериментальные исследования<text:bookmark-end text:name="__RefHeading___Toc163_4021749349"/></text:h>
      <text:h text:style-name="Heading_20_3" text:outline-level="3"><text:bookmark-start text:name="__RefHeading___Toc165_4021749349"/>Разработка и проведение экспериментов <text:bookmark-end text:name="__RefHeading___Toc165_4021749349"/></text:h>
      <text:p text:style-name="P11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67_4021749349"/>Сбор данных<text:bookmark-end text:name="__RefHeading___Toc167_4021749349"/></text:h>
      <text:p text:style-name="P11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69_4021749349"/>Анализ данных<text:bookmark-end text:name="__RefHeading___Toc169_4021749349"/></text:h>
      <text:h text:style-name="Heading_20_3" text:outline-level="3"><text:bookmark-start text:name="__RefHeading___Toc171_4021749349"/>Обработка и интерпретация полученных данных<text:bookmark-end text:name="__RefHeading___Toc171_4021749349"/></text:h>
      <text:p text:style-name="P11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173_4021749349"/>Применение методов моделирования и симуляции<text:bookmark-end text:name="__RefHeading___Toc173_4021749349"/></text:h>
      <text:p text:style-name="P11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175_4021749349"/><text:soft-page-break/>Разработка и тестирование прототипов<text:bookmark-end text:name="__RefHeading___Toc175_4021749349"/></text:h>
      <text:h text:style-name="Heading_20_3" text:outline-level="3"><text:bookmark-start text:name="__RefHeading___Toc177_4021749349"/>Создание прототипов<text:bookmark-end text:name="__RefHeading___Toc177_4021749349"/></text:h>
      <text:p text:style-name="P11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179_4021749349"/>Тестирование прототипов<text:bookmark-end text:name="__RefHeading___Toc179_4021749349"/></text:h>
      <text:p text:style-name="P11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181_4021749349"/>Подготовка отчётов и презентаций<text:bookmark-end text:name="__RefHeading___Toc181_4021749349"/></text:h>
      <text:h text:style-name="Heading_20_3" text:outline-level="3"><text:bookmark-start text:name="__RefHeading___Toc183_4021749349"/>Оформление результатов исследований<text:bookmark-end text:name="__RefHeading___Toc183_4021749349"/></text:h>
      <text:p text:style-name="P11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185_4021749349"/>Публикация результатов<text:bookmark-end text:name="__RefHeading___Toc185_4021749349"/></text:h>
      <text:p text:style-name="P11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187_4021749349"/>Сотрудничество<text:bookmark-end text:name="__RefHeading___Toc187_4021749349"/></text:h>
      <text:h text:style-name="Heading_20_3" text:outline-level="3"><text:bookmark-start text:name="__RefHeading___Toc189_4021749349"/>Работа в команде<text:bookmark-end text:name="__RefHeading___Toc189_4021749349"/></text:h>
      <text:p text:style-name="P11">Современным инженерам необходимо взаимодействовать с другими специалистами (инженерами, учёными, дизайнерами) для решения <text:soft-page-break/>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191_4021749349"/>Участие в междисциплинарных проектах<text:bookmark-end text:name="__RefHeading___Toc191_4021749349"/></text:h>
      <text:p text:style-name="P11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2"/>
      <text:h text:style-name="Heading_20_1" text:outline-level="1"><text:bookmark-start text:name="__RefHeading___Toc524_4021749349"/>Ключевые компетенции специалиста<text:bookmark-end text:name="__RefHeading___Toc524_4021749349"/></text:h>
      <text:h text:style-name="Heading_20_2" text:outline-level="2"><text:bookmark-start text:name="__RefHeading___Toc526_4021749349"/>Технические навыки<text:bookmark-end text:name="__RefHeading___Toc526_4021749349"/></text:h>
      <text:p text:style-name="P13">-Глубокие знания в профильной области</text:p>
      <text:p text:style-name="P13">-Умение работать с современным оборудованием</text:p>
      <text:p text:style-name="P13">-Навыки программирования</text:p>
      <text:p text:style-name="P13">- Способность к математическому моделированию</text:p>
      <text:h text:style-name="P14" text:outline-level="2"><text:bookmark-start text:name="__RefHeading___Toc528_4021749349"/>Личностные качества<text:bookmark-end text:name="__RefHeading___Toc528_4021749349"/></text:h>
      <text:p text:style-name="P13">- Аналитическое мышление</text:p>
      <text:p text:style-name="P13">- Способность к критическому анализу</text:p>
      <text:p text:style-name="P13">- Гибкость мышления</text:p>
      <text:p text:style-name="P13">- Коммуникабельность</text:p>
      <text:p text:style-name="P13">- Стремление к постоянному обучению</text:p>
      <text:h text:style-name="Heading_20_1" text:outline-level="1"><text:bookmark-start text:name="__RefHeading___Toc530_4021749349"/>Сферы применения<text:bookmark-end text:name="__RefHeading___Toc530_4021749349"/></text:h>
      <text:p text:style-name="P13">Инженеры-исследователи востребованы в:</text:p>
      <text:p text:style-name="P13">- Машиностроении</text:p>
      <text:p text:style-name="P13">- Электронике</text:p>
      <text:p text:style-name="P13">- Энергетике</text:p>
      <text:p text:style-name="P13">- Биотехнологиях</text:p>
      <text:p text:style-name="P13">- IT-индустрии</text:p>
      <text:p text:style-name="P13">- Химической промышленности</text:p>
      <text:h text:style-name="Heading_20_2" text:outline-level="2"><text:bookmark-start text:name="__RefHeading___Toc532_4021749349"/>Роль в современном бизнесе<text:bookmark-end text:name="__RefHeading___Toc532_4021749349"/></text:h>
      <text:p text:style-name="P13">Преимущества для компании:</text:p>
      <text:p text:style-name="P13">- Внедрение передовых технологий</text:p>
      <text:p text:style-name="P13">- Оптимизация производственных процессов</text:p>
      <text:p text:style-name="P13">- Разработка инновационных продуктов</text:p>
      <text:p text:style-name="P13">- Снижение затрат</text:p>
      <text:p text:style-name="P13">- Повышение конкурентоспособности</text:p>
      <text:h text:style-name="Heading_20_2" text:outline-level="2"><text:bookmark-start text:name="__RefHeading___Toc534_4021749349"/>Перспективы развития<text:bookmark-end text:name="__RefHeading___Toc534_4021749349"/></text:h>
      <text:p text:style-name="P13">Карьерный рост инженера-исследователя может включать:</text:p>
      <text:p text:style-name="P13">- Руководящие позиции в отделах исследований и разработок</text:p>
      <text:p text:style-name="P13">- Создание собственных исследовательских проектов</text:p>
      <text:p text:style-name="P13">- Переход в академическую сферу</text:p>
      <text:p text:style-name="P13">- Основание инновационных компаний</text:p>
      <text:h text:style-name="Heading_20_1" text:outline-level="1"><text:bookmark-start text:name="__RefHeading___Toc536_4021749349"/>Требования к образованию<text:bookmark-end text:name="__RefHeading___Toc536_4021749349"/></text:h>
      <text:p text:style-name="P13">Для работы инженером-исследователем необходимо:</text:p>
      <text:p text:style-name="P13">- Высшее техническое образование</text:p>
      <text:p text:style-name="P13">- Магистратура или аспирантура</text:p>
      <text:p text:style-name="P13">- Практический опыт в выбранной области</text:p>
      <text:p text:style-name="P13">- Знание современных методов исследования</text:p>
      <text:p text:style-name="P13">- Владение специализированным программным обеспечением</text:p>
      <text:h text:style-name="P15" text:outline-level="1"><text:bookmark-start text:name="__RefHeading___Toc538_4021749349"/>ЗАКЛЮЧЕНИЕ<text:bookmark-end text:name="__RefHeading___Toc538_4021749349"/></text:h>
      <text:p text:style-name="P16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1_20_без_20_номера" style:display-name="Заголовок 1 без номера" style:family="paragraph" style:parent-style-name="Heading" style:default-outline-level="1" style:list-style-name="">
      <style:text-properties fo:font-size="18pt"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9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09:59:57.135091400</meta:creation-date>
    <dc:date>2025-09-09T11:23:58.853111700</dc:date>
    <meta:editing-duration>PT24M22S</meta:editing-duration>
    <meta:editing-cycles>7</meta:editing-cycles>
    <meta:generator>LibreOffice/25.2.5.2$Windows_X86_64 LibreOffice_project/03d19516eb2e1dd5d4ccd751a0d6f35f35e08022</meta:generator>
    <meta:document-statistic meta:table-count="0" meta:image-count="0" meta:object-count="0" meta:page-count="9" meta:paragraph-count="102" meta:word-count="655" meta:character-count="5278" meta:non-whitespace-character-count="4745"/>
  </office:meta>
</office:document-meta>
</file>